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TML_20_Preformatted">
      <style:paragraph-properties fo:background-color="#f5f2f0" fo:padding="0.423cm" fo:border="0.026cm solid #cccccc">
        <style:background-image/>
      </style:paragraph-properties>
    </style:style>
    <style:style style:name="P4" style:family="paragraph" style:parent-style-name="HTML_20_Preformatted">
      <style:paragraph-properties fo:background-color="#f5f2f0" fo:padding="0.423cm" fo:border="0.026cm solid #cccccc">
        <style:background-image/>
      </style:paragraph-properties>
      <style:text-properties fo:color="#314004" fo:font-weight="normal" style:font-weight-asian="normal" style:font-weight-complex="normal"/>
    </style:style>
    <style:style style:name="P5" style:family="paragraph" style:parent-style-name="HTML_20_Preformatted">
      <style:paragraph-properties fo:background-color="#f5f2f0" fo:padding="0.423cm" fo:border="0.026cm solid #cccccc">
        <style:background-image/>
      </style:paragraph-properties>
      <style:text-properties fo:color="#000000" fo:font-size="8pt" style:font-size-asian="8pt" style:font-size-complex="8pt"/>
    </style:style>
    <style:style style:name="P6" style:family="paragraph" style:parent-style-name="Preformatted_20_Text">
      <style:text-properties fo:color="#314004" fo:font-weight="normal" style:font-weight-asian="normal" style:font-weight-complex="normal"/>
    </style:style>
    <style:style style:name="P7" style:family="paragraph" style:parent-style-name="Preformatted_20_Text">
      <style:text-properties fo:color="#000000" style:font-name="Menlo" fo:font-weight="normal" style:font-weight-asian="normal" style:font-weight-complex="normal"/>
    </style:style>
    <style:style style:name="P8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Menlo"/>
    </style:style>
    <style:style style:name="P9" style:family="paragraph" style:parent-style-name="Preformatted_20_Text">
      <style:paragraph-properties fo:margin-top="0cm" fo:margin-bottom="0cm" fo:line-height="145%" fo:background-color="#f6f8fa" fo:padding="0cm" fo:border="none">
        <style:background-image/>
      </style:paragraph-properties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1" style:family="paragraph" style:parent-style-name="Text_20_body">
      <style:text-properties fo:color="#314004" fo:font-weight="normal" style:font-weight-asian="normal" style:font-weight-complex="normal"/>
    </style:style>
    <style:style style:name="P12" style:family="paragraph" style:parent-style-name="Standard">
      <style:paragraph-properties>
        <style:tab-stops/>
      </style:paragraph-properties>
    </style:style>
    <style:style style:name="P1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fo:font-weight="bold" style:font-weight-asian="bold" style:font-weight-complex="bold"/>
    </style:style>
    <style:style style:name="T6" style:family="text">
      <style:text-properties fo:color="#000080" fo:font-weight="normal" style:font-weight-asian="normal" style:font-weight-complex="normal"/>
    </style:style>
    <style:style style:name="T7" style:family="text">
      <style:text-properties fo:color="#000080" style:font-name="Menlo" fo:font-weight="bold"/>
    </style:style>
    <style:style style:name="T8" style:family="text">
      <style:text-properties fo:font-variant="normal" fo:text-transform="none" fo:color="#333333" style:font-name="Source Code Pro" fo:font-size="8.19999980926514pt" fo:letter-spacing="normal" fo:font-style="normal" fo:font-weight="normal" fo:background-color="transparent"/>
    </style:style>
    <style:style style:name="T9" style:family="text">
      <style:text-properties fo:font-variant="normal" fo:text-transform="none" fo:color="#333333" style:font-name="Source Code Pro" fo:font-size="8.19999980926514pt" fo:letter-spacing="normal" fo:font-style="normal" fo:font-weight="bold" fo:background-color="transparent"/>
    </style:style>
    <style:style style:name="T10" style:family="text">
      <style:text-properties fo:font-variant="normal" fo:text-transform="none" fo:color="#333333" style:font-name="Source Code Pro" fo:font-size="8.19999980926514pt" fo:letter-spacing="normal" fo:font-style="normal" fo:background-color="transparent"/>
    </style:style>
    <style:style style:name="T11" style:family="text">
      <style:text-properties fo:font-variant="normal" fo:text-transform="none" fo:color="#0086b3" style:font-name="Source Code Pro" fo:font-size="8.19999980926514pt" fo:letter-spacing="normal" fo:font-style="normal" fo:font-weight="normal" fo:background-color="transparent"/>
    </style:style>
    <style:style style:name="T12" style:family="text">
      <style:text-properties fo:color="#000000" fo:font-size="8pt" style:font-size-asian="8pt" style:font-size-complex="8pt" loext:padding="0cm" loext:border="none"/>
    </style:style>
    <style:style style:name="T13" style:family="text">
      <style:text-properties fo:color="#660e7a" fo:font-weight="bold"/>
    </style:style>
    <style:style style:name="T14" style:family="text">
      <style:text-properties fo:color="#660e7a" style:font-name="Menlo" fo:font-style="italic"/>
    </style:style>
    <style:style style:name="T15" style:family="text">
      <style:text-properties fo:color="#660e7a" style:font-name="Menlo" fo:font-weight="bold"/>
    </style:style>
    <style:style style:name="T16" style:family="text">
      <style:text-properties style:font-name="Menlo"/>
    </style:style>
    <style:style style:name="T17" style:family="text">
      <style:text-properties fo:color="#008000" style:font-name="Menlo" fo:font-weight="bold"/>
    </style:style>
    <style:style style:name="T18" style:family="text">
      <style:text-properties fo:color="#808080"/>
    </style:style>
    <style:style style:name="T19" style:family="text">
      <style:text-properties fo:color="#808080" style:font-name="Menlo" fo:font-style="italic"/>
    </style:style>
    <style:style style:name="T20" style:family="text">
      <style:text-properties fo:color="#999999" fo:font-size="8pt" style:font-size-asian="8pt" style:font-size-complex="8pt" loext:padding="0cm" loext:border="none"/>
    </style:style>
    <style:style style:name="T21" style:family="text">
      <style:text-properties fo:color="#a67f59" fo:font-size="8pt" style:font-size-asian="8pt" style:font-size-complex="8pt" loext:padding="0cm" loext:border="none"/>
    </style:style>
    <style:style style:name="T22" style:family="text">
      <style:text-properties fo:color="#dd4a68" fo:font-size="8pt" style:font-size-asian="8pt" style:font-size-complex="8pt" loext:padding="0cm" loext:border="none"/>
    </style:style>
    <style:style style:name="T23" style:family="text">
      <style:text-properties fo:color="#0077aa" fo:font-size="8pt" style:font-size-asian="8pt" style:font-size-complex="8pt" loext:padding="0cm" loext:border="none"/>
    </style:style>
    <style:style style:name="T24" style:family="text">
      <style:text-properties fo:color="#708090" fo:font-size="8pt" style:font-size-asian="8pt" style:font-size-complex="8pt" loext:padding="0cm" loext:border="none"/>
    </style:style>
    <style:style style:name="T25" style:family="text">
      <style:text-properties fo:color="#990055" fo:font-size="8pt" style:font-size-asian="8pt" style:font-size-complex="8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00882257199675287" text:style-name="Outline">
        <text:list-item>
          <text:h text:style-name="P13" text:outline-level="1">Files &amp; Persistenc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2-2019</text:p>
      <text:p text:style-name="Standard"/>
      <text:p text:style-name="P1">Programa:</text:p>
      <text:p text:style-name="P1"/>
      <text:p text:style-name="P1">Fuente: Material de un curs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12">Se necesitan <text:s/>las librerias <text:s text:c="2"/><text:span text:style-name="T5">path_provider <text:s/></text:span><text:span text:style-name="T6">y</text:span><text:span text:style-name="T5"> dart:io</text:span></text:p>
      <text:p text:style-name="P11">Se estandarizan <text:s/>los directorios de ambos dispositivos</text:p>
      <text:p text:style-name="P6"><text:span text:style-name="Source_20_Text"><text:span text:style-name="T10">Directory tempDir = </text:span></text:span><text:span text:style-name="Source_20_Text"><text:span text:style-name="T9">await</text:span></text:span><text:span text:style-name="Source_20_Text"><text:span text:style-name="T10"> getTemporaryDirectory();</text:span></text:span></text:p>
      <text:p text:style-name="P9"><text:span text:style-name="Source_20_Text"><text:span text:style-name="T11">String</text:span></text:span><text:span text:style-name="Source_20_Text"><text:span text:style-name="T8"> tempPath = tempDir.path;</text:span></text:span></text:p>
      <text:p text:style-name="P9"/>
      <text:p text:style-name="P9"><text:span text:style-name="Source_20_Text"><text:span text:style-name="T8">Directory appDocDir = </text:span></text:span><text:span text:style-name="Source_20_Text"><text:span text:style-name="T9">await</text:span></text:span><text:span text:style-name="Source_20_Text"><text:span text:style-name="T8"> getApplicationDocumentsDirectory();</text:span></text:span></text:p>
      <text:p text:style-name="P9"><text:span text:style-name="Source_20_Text"><text:span text:style-name="T11">String</text:span></text:span><text:span text:style-name="Source_20_Text"><text:span text:style-name="T8"> appDocPath = appDocDir.path;</text:span></text:span></text:p>
      <text:p text:style-name="P11"/>
      <text:p text:style-name="P7">Future&lt;String&gt; <text:span text:style-name="T4">get </text:span><text:span text:style-name="T13">_ruta </text:span><text:span text:style-name="T4">async </text:span>{</text:p>
      <text:p text:style-name="P10"><text:s text:c="2"/><text:span text:style-name="T7">final </text:span><text:span text:style-name="T16">directory = </text:span><text:span text:style-name="T7">await </text:span><text:span text:style-name="T16">Directory.</text:span><text:span text:style-name="T14">systemTemp</text:span><text:span text:style-name="T16">.createTemp();</text:span></text:p>
      <text:p text:style-name="P10"><text:s text:c="2"/><text:span text:style-name="T7">return </text:span><text:span text:style-name="T16">directory.</text:span><text:span text:style-name="T15">path</text:span><text:span text:style-name="T16">;</text:span></text:p>
      <text:p text:style-name="P8">}</text:p>
      <text:p text:style-name="P7">Future&lt;File&gt; <text:span text:style-name="T4">get </text:span><text:span text:style-name="T13">_localFile </text:span><text:span text:style-name="T4">async </text:span>{</text:p>
      <text:p text:style-name="P10"><text:s text:c="2"/><text:span text:style-name="T7">final </text:span><text:span text:style-name="T16">path = </text:span><text:span text:style-name="T7">await </text:span><text:span text:style-name="T15">_ruta</text:span><text:span text:style-name="T16">;</text:span></text:p>
      <text:p text:style-name="P10"><text:s text:c="2"/><text:span text:style-name="T7">return new </text:span><text:span text:style-name="T16">File(</text:span><text:span text:style-name="T17">'</text:span><text:span text:style-name="T16">$path</text:span><text:span text:style-name="T17">/</text:span><text:span text:style-name="T16">$</text:span><text:span text:style-name="T15">nombreCsv</text:span><text:span text:style-name="T17">'</text:span><text:span text:style-name="T16">);</text:span></text:p>
      <text:p text:style-name="P8">}</text:p>
      <text:p text:style-name="P7">Future&lt;File&gt; writeCounter(String csv) <text:span text:style-name="T4">async </text:span>{</text:p>
      <text:p text:style-name="P10"><text:s text:c="2"/><text:span text:style-name="T7">final </text:span><text:span text:style-name="T16">file = </text:span><text:span text:style-name="T7">await </text:span><text:span text:style-name="T15">_localFile</text:span><text:span text:style-name="T16">;</text:span></text:p>
      <text:p text:style-name="P10"><text:s text:c="2"/><text:span text:style-name="T19">// Write the file</text:span></text:p>
      <text:p text:style-name="P10"><text:span text:style-name="T18"><text:s text:c="2"/></text:span><text:span text:style-name="T7">return </text:span><text:span text:style-name="T16">file.writeAsString(csv);</text:span></text:p>
      <text:p text:style-name="P8">}</text:p>
      <text:p text:style-name="P3"><text:span text:style-name="n"><text:span text:style-name="T12">Future</text:span></text:span><text:span text:style-name="o"><text:span text:style-name="T21">&lt;</text:span></text:span><text:span text:style-name="kt"><text:span text:style-name="T12">int</text:span></text:span><text:span text:style-name="o"><text:span text:style-name="T21">&gt;</text:span></text:span><text:span text:style-name="HTML_20_Code"><text:span text:style-name="T12"> </text:span></text:span><text:span text:style-name="n"><text:span text:style-name="T22">readCounter</text:span></text:span><text:span text:style-name="token"><text:span text:style-name="T20">()</text:span></text:span><text:span text:style-name="HTML_20_Code"><text:span text:style-name="T12"> </text:span></text:span><text:span text:style-name="n"><text:span text:style-name="T23">async</text:span></text:span><text:span text:style-name="HTML_20_Code"><text:span text:style-name="T12"> </text:span></text:span><text:span text:style-name="o"><text:span text:style-name="T20">{</text:span></text:span></text:p>
      <text:p text:style-name="P3"><text:span text:style-name="HTML_20_Code"><text:span text:style-name="T12"><text:s text:c="2"/></text:span></text:span><text:span text:style-name="k"><text:span text:style-name="T23">try</text:span></text:span><text:span text:style-name="HTML_20_Code"><text:span text:style-name="T12"> </text:span></text:span><text:span text:style-name="o"><text:span text:style-name="T20">{</text:span></text:span></text:p>
      <text:p text:style-name="P3"><text:span text:style-name="HTML_20_Code"><text:span text:style-name="T12"><text:s text:c="4"/></text:span></text:span><text:span text:style-name="kd"><text:span text:style-name="T23">final</text:span></text:span><text:span text:style-name="HTML_20_Code"><text:span text:style-name="T12"> </text:span></text:span><text:span text:style-name="n"><text:span text:style-name="T12">file</text:span></text:span><text:span text:style-name="HTML_20_Code"><text:span text:style-name="T12"> </text:span></text:span><text:span text:style-name="o"><text:span text:style-name="T21">=</text:span></text:span><text:span text:style-name="HTML_20_Code"><text:span text:style-name="T12"> </text:span></text:span><text:span text:style-name="n"><text:span text:style-name="T23">await</text:span></text:span><text:span text:style-name="HTML_20_Code"><text:span text:style-name="T12"> </text:span></text:span><text:span text:style-name="n"><text:span text:style-name="T12">_localFile</text:span></text:span><text:span text:style-name="o"><text:span text:style-name="T20">;</text:span></text:span></text:p>
      <text:p text:style-name="P5"><text:span text:style-name="HTML_20_Code"/></text:p>
      <text:p text:style-name="P3"><text:span text:style-name="HTML_20_Code"><text:span text:style-name="T12"><text:s text:c="4"/></text:span></text:span><text:span text:style-name="c1"><text:span text:style-name="T24">// Read the file</text:span></text:span></text:p>
      <text:p text:style-name="P3"><text:span text:style-name="HTML_20_Code"><text:span text:style-name="T12"><text:s text:c="4"/></text:span></text:span><text:span text:style-name="kt"><text:span text:style-name="T12">String</text:span></text:span><text:span text:style-name="HTML_20_Code"><text:span text:style-name="T12"> </text:span></text:span><text:span text:style-name="n"><text:span text:style-name="T12">contents</text:span></text:span><text:span text:style-name="HTML_20_Code"><text:span text:style-name="T12"> </text:span></text:span><text:span text:style-name="o"><text:span text:style-name="T21">=</text:span></text:span><text:span text:style-name="HTML_20_Code"><text:span text:style-name="T12"> </text:span></text:span><text:span text:style-name="n"><text:span text:style-name="T23">await</text:span></text:span><text:span text:style-name="HTML_20_Code"><text:span text:style-name="T12"> </text:span></text:span><text:span text:style-name="n"><text:span text:style-name="T12">file</text:span></text:span><text:span text:style-name="o"><text:span text:style-name="T20">.</text:span></text:span><text:span text:style-name="na"><text:span text:style-name="T22">readAsString</text:span></text:span><text:span text:style-name="token"><text:span text:style-name="T20">();</text:span></text:span></text:p>
      <text:p text:style-name="P5"><text:span text:style-name="HTML_20_Code"/></text:p>
      <text:p text:style-name="P3"><text:span text:style-name="HTML_20_Code"><text:span text:style-name="T12"><text:s text:c="4"/></text:span></text:span><text:span text:style-name="k"><text:span text:style-name="T23">return</text:span></text:span><text:span text:style-name="HTML_20_Code"><text:span text:style-name="T12"> </text:span></text:span><text:span text:style-name="kt"><text:span text:style-name="T12">int</text:span></text:span><text:span text:style-name="o"><text:span text:style-name="T20">.</text:span></text:span><text:span text:style-name="na"><text:span text:style-name="T22">parse</text:span></text:span><text:span text:style-name="o"><text:span text:style-name="T20">(</text:span></text:span><text:span text:style-name="n"><text:span text:style-name="T12">contents</text:span></text:span><text:span text:style-name="token"><text:span text:style-name="T20">);</text:span></text:span></text:p>
      <text:p text:style-name="P3"><text:span text:style-name="HTML_20_Code"><text:span text:style-name="T12"><text:s text:c="2"/></text:span></text:span><text:span text:style-name="o"><text:span text:style-name="T20">}</text:span></text:span><text:span text:style-name="HTML_20_Code"><text:span text:style-name="T12"> </text:span></text:span><text:span text:style-name="k"><text:span text:style-name="T23">catch</text:span></text:span><text:span text:style-name="HTML_20_Code"><text:span text:style-name="T12"> </text:span></text:span><text:span text:style-name="o"><text:span text:style-name="T20">(</text:span></text:span><text:span text:style-name="n"><text:span text:style-name="T12">e</text:span></text:span><text:span text:style-name="o"><text:span text:style-name="T20">)</text:span></text:span><text:span text:style-name="HTML_20_Code"><text:span text:style-name="T12"> </text:span></text:span><text:span text:style-name="o"><text:span text:style-name="T20">{</text:span></text:span></text:p>
      <text:p text:style-name="P3"><text:span text:style-name="HTML_20_Code"><text:span text:style-name="T12"><text:s text:c="4"/></text:span></text:span><text:span text:style-name="c1"><text:span text:style-name="T24">// If we encounter an error, return 0</text:span></text:span></text:p>
      <text:p text:style-name="P3"><text:span text:style-name="HTML_20_Code"><text:span text:style-name="T12"><text:s text:c="4"/></text:span></text:span><text:span text:style-name="k"><text:span text:style-name="T23">return</text:span></text:span><text:span text:style-name="HTML_20_Code"><text:span text:style-name="T12"> </text:span></text:span><text:span text:style-name="mi"><text:span text:style-name="T25">0</text:span></text:span><text:span text:style-name="o"><text:span text:style-name="T20">;</text:span></text:span></text:p>
      <text:p text:style-name="P3"><text:span text:style-name="HTML_20_Code"><text:span text:style-name="T12"><text:s text:c="2"/></text:span></text:span><text:span text:style-name="o"><text:span text:style-name="T20">}</text:span></text:span></text:p>
      <text:p text:style-name="P4"><text:span text:style-name="o"><text:span text:style-name="T20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size-asian="10pt" style:language-asian="es" style:country-asian="CL" style:font-name-complex="Courier New2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o" style:family="text" style:parent-style-name="Default_20_Paragraph_20_Font"/>
    <style:style style:name="n" style:family="text" style:parent-style-name="Default_20_Paragraph_20_Font"/>
    <style:style style:name="kt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2" style:font-size-complex="10pt"/>
    </style:style>
    <style:style style:name="token" style:family="text" style:parent-style-name="Default_20_Paragraph_20_Font"/>
    <style:style style:name="k" style:family="text" style:parent-style-name="Default_20_Paragraph_20_Font"/>
    <style:style style:name="kd" style:family="text" style:parent-style-name="Default_20_Paragraph_20_Font"/>
    <style:style style:name="c1" style:family="text" style:parent-style-name="Default_20_Paragraph_20_Font"/>
    <style:style style:name="na" style:family="text" style:parent-style-name="Default_20_Paragraph_20_Font"/>
    <style:style style:name="mi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9-02-13T20:02:41</meta:creation-date>
    <meta:editing-duration>PT3H22M36S</meta:editing-duration>
    <meta:generator>OpenOffice/4.1.6$Unix OpenOffice.org_project/416m1$Build-9790</meta:generator>
    <meta:initial-creator>Máximo Meza</meta:initial-creator>
    <dc:date>2019-02-13T23:25:17</dc:date>
    <dc:creator>Máximo Meza</dc:creator>
    <meta:document-statistic meta:table-count="0" meta:image-count="0" meta:object-count="0" meta:page-count="2" meta:paragraph-count="39" meta:word-count="135" meta:character-count="10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